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re équipe</text:p>
      <text:p text:style-name="Standard"/>
      <text:p text:style-name="Standard">Dr Eric Wintz</text:p>
      <text:p text:style-name="Standard">Diplômé de l'école vétérinaire de Nantes en 1990, il se passionne pour la dermatologie et la cardiologie.</text:p>
      <text:p text:style-name="Standard">Le Dr Wintz possède quatre chats Leelas (européenne), Gribouille (européen), Hannah (Mane Coon), et Joey (Ragdoll), des Platis, deux lapins nains Neige et Teddy ainsi que Lexie, chihuahua. <text:s/></text:p>
      <text:p text:style-name="Standard"/>
      <text:p text:style-name="Standard">Dr Aurélie Mayoussier</text:p>
      <text:p text:style-name="Standard">Diplômée de l'école vétérinaire de Maisons-Alfort en 2008, elle se passionne pour la médecine de l'élevage et de la reproduction et la médecine des NAC.</text:p>
      <text:p text:style-name="Standard">Le Dr Mayoussier possède deux chats Pratchett et Bubule ainsi que Bambou, chien loup de Saarlo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M31S</meta:editing-duration>
    <meta:editing-cycles>4</meta:editing-cycles>
    <meta:generator>OpenOffice.org/3.3$Win32 OpenOffice.org_project/330m20$Build-9567</meta:generator>
    <dc:date>2016-06-01T18:28:27.32</dc:date>
    <meta:document-statistic meta:table-count="0" meta:image-count="0" meta:object-count="0" meta:page-count="1" meta:paragraph-count="7" meta:word-count="94" meta:character-count="590"/>
    <meta:user-defined meta:name="Info 1"/>
    <meta:user-defined meta:name="Info 2"/>
    <meta:user-defined meta:name="Info 3"/>
    <meta:user-defined meta:name="Info 4"/>
  </office:meta>
</office:document-meta>
</file>